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120000001256ED240C.gif" manifest:media-type=""/>
  <manifest:file-entry manifest:full-path="Pictures/100002000000001200000012DE287DE5.gif" manifest:media-type=""/>
  <manifest:file-entry manifest:full-path="Pictures/100002000000001200000012D55BD994.gif" manifest:media-type=""/>
  <manifest:file-entry manifest:full-path="Pictures/100002000000001200000012929983B4.gif" manifest:media-type=""/>
  <manifest:file-entry manifest:full-path="Pictures/1000020000000012000000129A0CB963.gif" manifest:media-type=""/>
  <manifest:file-entry manifest:full-path="Pictures/10000000000004000000030042C9C36F.png" manifest:media-type=""/>
  <manifest:file-entry manifest:full-path="Pictures/1000020000000012000000126F60A49F.gif" manifest:media-type=""/>
  <manifest:file-entry manifest:full-path="Pictures/100002000000001200000012BCC77F26.gif" manifest:media-type=""/>
  <manifest:file-entry manifest:full-path="Pictures/1000020000000012000000125F12CBB3.gif" manifest:media-type=""/>
  <manifest:file-entry manifest:full-path="Pictures/10000000000004000000030089FEE9B9.png" manifest:media-type=""/>
  <manifest:file-entry manifest:full-path="Pictures/100000000000040000000300599A498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75cm"/>
    </style:style>
    <style:style style:name="pr2" style:family="presentation" style:parent-style-name="Standard-subtitle">
      <style:graphic-properties draw:fill-color="#ffffff" fo:min-height="2.7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tokyo-midtown-2-title">
      <style:graphic-properties draw:auto-grow-height="true" fo:min-height="3cm"/>
    </style:style>
    <style:style style:name="pr5" style:family="presentation" style:parent-style-name="tokyo-midtown-2-subtitle">
      <style:graphic-properties draw:fill-color="#ffffff" draw:auto-grow-height="true" fo:min-height="3cm"/>
    </style:style>
    <style:style style:name="pr6" style:family="presentation" style:parent-style-name="tokyo-midtown-2-notes">
      <style:graphic-properties draw:fill-color="#ffffff" draw:auto-grow-height="true" fo:min-height="13.364cm"/>
    </style:style>
    <style:style style:name="pr7" style:family="presentation" style:parent-style-name="Standard_20_1-title">
      <style:graphic-properties draw:auto-grow-height="true" fo:min-height="14cm"/>
    </style:style>
    <style:style style:name="pr8" style:family="presentation" style:parent-style-name="Standard_20_1-subtitle">
      <style:graphic-properties draw:fill-color="#ffffff" draw:auto-grow-height="true" fo:min-height="12.18cm"/>
    </style:style>
    <style:style style:name="pr9" style:family="presentation" style:parent-style-name="Standard_20_1-notes">
      <style:graphic-properties draw:fill-color="#ffffff" draw:auto-grow-height="true" fo:min-height="13.364cm"/>
    </style:style>
    <style:style style:name="pr10" style:family="presentation" style:parent-style-name="tokyo-midtown-2-title">
      <style:graphic-properties draw:auto-grow-height="true" fo:min-height="2.001cm"/>
    </style:style>
    <style:style style:name="pr11" style:family="presentation" style:parent-style-name="tokyo-midtown-2-outline1">
      <style:graphic-properties draw:auto-grow-height="true" fo:min-height="14.001cm"/>
    </style:style>
    <style:style style:name="pr12" style:family="presentation" style:parent-style-name="tokyo-midtown-2-subtitle">
      <style:graphic-properties draw:fill-color="#ffffff" fo:min-height="5.999cm"/>
    </style:style>
    <style:style style:name="pr13" style:family="presentation" style:parent-style-name="tokyo-midtown-2-title">
      <style:graphic-properties fo:min-height="3cm"/>
    </style:style>
    <style:style style:name="pr14" style:family="presentation" style:parent-style-name="tokyo-midtown-2-outline1">
      <style:graphic-properties fo:min-height="3cm"/>
    </style:style>
    <style:style style:name="pr15" style:family="presentation" style:parent-style-name="tokyo-midtown-2-notes">
      <style:graphic-properties draw:fill-color="#ffffff" fo:min-height="13.364cm"/>
    </style:style>
    <style:style style:name="pr16" style:family="presentation" style:parent-style-name="tokyo-midtown-2-outline1">
      <style:graphic-properties draw:auto-grow-height="true" fo:min-height="3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ize="26pt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layer="layout" svg:width="25cm" svg:height="5.675cm" svg:x="0.5cm" svg:y="2.163cm" presentation:class="title" presentation:user-transformed="true">
          <draw:text-box>
            <text:p>Un Kiosque RH...<text:line-break/>en J2EE ?</text:p>
          </draw:text-box>
        </draw:frame>
        <draw:frame presentation:style-name="pr2" draw:text-style-name="P1" draw:layer="layout" svg:width="25cm" svg:height="2.75cm" svg:x="0.5cm" svg:y="7.5cm" presentation:class="subtitle" presentation:user-transformed="true">
          <draw:text-box>
            <text:p><text:span text:style-name="T1">“</text:span><text:span text:style-name="T1">Le Kiosque, une application comme une autre.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okyo-midtown-2" presentation:presentation-page-layout-name="AL1T0" presentation:use-date-time-name="dtd1">
        <office:forms form:automatic-focus="false" form:apply-design-mode="false"/>
        <draw:frame presentation:style-name="pr4" draw:layer="layout" svg:width="25cm" svg:height="3cm" svg:x="0.5cm" svg:y="3.5cm" presentation:class="title">
          <draw:text-box>
            <text:p>Vers un Kiosque RH en J2EE </text:p>
          </draw:text-box>
        </draw:frame>
        <draw:frame presentation:style-name="pr5" draw:text-style-name="P2" draw:layer="layout" svg:width="25cm" svg:height="3cm" svg:x="0.5cm" svg:y="6.5cm" presentation:class="subtitle">
          <draw:text-box>
            <text:p><text:span text:style-name="T2">Existant, contraintes, opportunités et perspectiv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7" draw:layer="layout" svg:width="27cm" svg:height="14cm" svg:x="0.5cm" svg:y="3.5cm" presentation:class="title">
          <draw:text-box>
            <text:p>Existant</text:p>
          </draw:text-box>
        </draw:frame>
        <draw:frame presentation:style-name="pr8" draw:layer="layout" svg:width="27cm" svg:height="12.18cm" svg:x="0.5cm" svg:y="20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0" draw:layer="layout" svg:width="27cm" svg:height="2.001cm" svg:x="0.5cm" svg:y="0.5cm" presentation:class="title" presentation:user-transformed="true">
          <draw:text-box>
            <text:p>Existant : Sharepoint</text:p>
          </draw:text-box>
        </draw:frame>
        <draw:frame presentation:style-name="pr11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Consommation des Web Services Métiers (absences, pointages, SIRH et EAEs)</text:p>
              </text:list-item>
              <text:list-item>
                <text:p>Intégrationnative et opaque à la GED Sharepoint</text:p>
              </text:list-item>
              <text:list-item>
                <text:p>Un contexte d'industrialisaion J2EE établi</text:p>
              </text:list-item>
              <text:list-item>
                <text:p>Aucune compétence de développement Sharepoint au sein de l'équipe SIRH, source de frustrations</text:p>
              </text:list-item>
              <text:list-item>
                <text:p>Compétences solides J2EE au sein de l'équipe SIRH ainsi qu'au SED</text:p>
              </text:list-item>
              <text:list-item>
                <text:p>Des ressources Sharepoint difficiles à trouver et ne connaissant pas le métier RH.</text:p>
              </text:list-item>
              <text:list-item>
                <text:p>Grosses difficultés de maintenance alors que l'application est critique (EAE, congés, .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0" draw:layer="layout" svg:width="27cm" svg:height="2.001cm" svg:x="0.5cm" svg:y="0.5cm" presentation:class="title" presentation:user-transformed="true">
          <draw:text-box>
            <text:p>Existant : faiblesses</text:p>
          </draw:text-box>
        </draw:frame>
        <draw:frame presentation:style-name="pr11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Décorrélation entre les devs Sharepoint et J2EE : services métiers toujours en avance sur le Kiosque qui peut bloquer le déploiement de web services métiers</text:p>
              </text:list-item>
              <text:list-item>
                <text:p>Projet à deux vitesses : Kiosque vs. le reste</text:p>
              </text:list-item>
              <text:list-item>
                <text:p>Problèmes récurrents sur le mode de dev Sharepoint</text:p>
              </text:list-item>
              <text:list-item>
                <text:p>Déploiements coûteux</text:p>
              </text:list-item>
              <text:list-item>
                <text:p>Pas de réel environnement de Recette/Intégration/Dev</text:p>
              </text:list-item>
              <text:list-item>
                <text:p>Incapacité de monter un environnement “from scratch”</text:p>
              </text:list-item>
              <text:list-item>
                <text:p>Stigmatisation du Kiosque</text:p>
              </text:list-item>
              <text:list-item>
                <text:p>Frustration : chef de projet, développeurs, MOA et infrastruc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0" draw:layer="layout" svg:width="27cm" svg:height="2.001cm" svg:x="0.5cm" svg:y="0.5cm" presentation:class="title" presentation:user-transformed="true">
          <draw:text-box>
            <text:p>Existant : de nouveaux objectifs</text:p>
          </draw:text-box>
        </draw:frame>
        <draw:frame presentation:style-name="pr11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La maîtrise de bout en bout</text:p>
              </text:list-item>
              <text:list-item>
                <text:p>L'idée maître est de capitaliser sur les compétences aquises et développées en J2EE</text:p>
              </text:list-item>
              <text:list-item>
                <text:p>Le kiosque : une application comme les autres</text:p>
              </text:list-item>
              <text:list-item>
                <text:p>Support multi-navigateurs</text:p>
              </text:list-item>
              <text:list-item>
                <text:p>Coût licence 0</text:p>
              </text:list-item>
              <text:list-item>
                <text:p>Rendre les développeurs maîtres de la totalité de la solution SI.RH : Web Services métiers, SIRH (la console DRH), le Kiosq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7" draw:layer="layout" svg:width="27cm" svg:height="14cm" svg:x="0.5cm" svg:y="3.5cm" presentation:class="title">
          <draw:text-box>
            <text:p>Vers J2EE.</text:p>
          </draw:text-box>
        </draw:frame>
        <draw:frame presentation:style-name="pr8" draw:text-style-name="P4" draw:layer="layout" svg:width="27cm" svg:height="12.18cm" svg:x="0.5cm" svg:y="20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okyo-midtown-2" presentation:presentation-page-layout-name="AL3T32" presentation:use-date-time-name="dtd1">
        <office:forms form:automatic-focus="false" form:apply-design-mode="false"/>
        <draw:frame presentation:style-name="pr4" draw:layer="layout" svg:width="25cm" svg:height="3cm" svg:x="1cm" svg:y="0cm" presentation:class="title" presentation:user-transformed="true">
          <draw:text-box>
            <text:p>Changer : mesure de la pertinence de J2EE</text:p>
          </draw:text-box>
        </draw:frame>
        <draw:frame presentation:style-name="pr12" draw:layer="layout" svg:width="25cm" svg:height="8.201cm" svg:x="0.5cm" svg:y="2.4cm" presentation:class="subtitle" presentation:user-transformed="true">
          <draw:text-box>
            <text:p/>
            <text:p>Démontrer la pertinence d'une bascule vers J2ee, à moindre coût, avec des ressources déja en place.</text:p>
            <text:p/>
            <text:p>Orienter massivement vers la consommation de services : le kiosque est un aggrégateur de services : il ne stocke rien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3" draw:layer="layout" svg:width="25cm" svg:height="3cm" svg:x="0.5cm" svg:y="0cm" presentation:class="title" presentation:user-transformed="true">
          <draw:text-box>
            <text:p>Moyens et objectifs : infra et matériel</text:p>
          </draw:text-box>
        </draw:frame>
        <draw:frame presentation:style-name="pr14" draw:layer="layout" svg:width="25cm" svg:height="4.701cm" svg:x="0.5cm" svg:y="6.5cm" presentation:class="outline" presentation:user-transformed="true">
          <draw:text-box>
            <text:list text:style-name="L2">
              <text:list-item>
                <text:p>Un unique pc développeur standard SED</text:p>
              </text:list-item>
              <text:list-item>
                <text:p>Env d'intégration pour reproductibilité</text:p>
              </text:list-item>
              <text:list-item>
                <text:p>Cadre de dev standard J2EE Mairie</text:p>
              </text:list-item>
              <text:list-item>
                <text:p>Conforme ID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3" draw:layer="layout" svg:width="25cm" svg:height="3cm" svg:x="0.5cm" svg:y="0cm" presentation:class="title" presentation:user-transformed="true">
          <draw:text-box>
            <text:p>Moyens et objectifs : humain</text:p>
          </draw:text-box>
        </draw:frame>
        <draw:frame presentation:style-name="pr14" draw:layer="layout" svg:width="25cm" svg:height="6.951cm" svg:x="0.5cm" svg:y="6.5cm" presentation:class="outline" presentation:user-transformed="true">
          <draw:text-box>
            <text:list text:style-name="L2">
              <text:list-item>
                <text:p>Un développeur J2EE <text:s/>de l'équipe SIRH candidat et motivé pour élaborer un POC (Proof Of Concept)</text:p>
              </text:list-item>
              <text:list-item>
                <text:p>Encadrement Architecte</text:p>
              </text:list-item>
              <text:list-item>
                <text:p>Encadrement chef de projet SIRH (vue métier)</text:p>
              </text:list-item>
              <text:list-item>
                <text:p>Soutien de la direc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3" draw:layer="layout" svg:width="25cm" svg:height="3cm" svg:x="0.5cm" svg:y="0cm" presentation:class="title" presentation:user-transformed="true">
          <draw:text-box>
            <text:p>Un POC à deux étages</text:p>
          </draw:text-box>
        </draw:frame>
        <draw:frame presentation:style-name="pr14" draw:layer="layout" svg:width="25cm" svg:height="10.53cm" svg:x="0.5cm" svg:y="4.071cm" presentation:class="outline" presentation:user-transformed="true">
          <draw:text-box>
            <text:list text:style-name="L2">
              <text:list-item>
                <text:p>POC initialement tourné vers une intégration corrélée à un portail de GED</text:p>
              </text:list-item>
              <text:list-item>
                <text:p>Découplage total du POC de tout autre container : “le Kiosque n'est qu'une application comme une autre !”</text:p>
              </text:list-item>
              <text:list-item>
                <text:p>Un POC à deux étages :</text:p>
                <text:list>
                  <text:list-item>
                    <text:p>Prouver très rapidement que c'est possible (et en intégrant une GED)</text:p>
                  </text:list-item>
                  <text:list-item>
                    <text:p>Développer une prototype utilisable par un utilisateur f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4" draw:layer="layout" svg:width="25cm" svg:height="3cm" svg:x="0.5cm" svg:y="0cm" presentation:class="title" presentation:user-transformed="true">
          <draw:text-box>
            <text:p>Un POC à deux étages : le prototype</text:p>
          </draw:text-box>
        </draw:frame>
        <draw:frame presentation:style-name="pr16" draw:layer="layout" svg:width="25cm" svg:height="7.503cm" svg:x="0.5cm" svg:y="6.5cm" presentation:class="outline" presentation:user-transformed="true">
          <draw:text-box>
            <text:list text:style-name="L2">
              <text:list-item>
                <text:p>Ressources : 4 jours de développement pur</text:p>
              </text:list-item>
              <text:list-item>
                <text:p>Scope fonctionnel :</text:p>
                <text:list>
                  <text:list-item>
                    <text:p>Maquettage sommaire des absences</text:p>
                  </text:list-item>
                  <text:list-item>
                    <text:p>Connexion aux services de GED Alfresco</text:p>
                  </text:list-item>
                </text:list>
              </text:list-item>
              <text:list-item>
                <text:p>Objectif : valider les concepts de faisabilité et extrapoler les coûts et complexité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4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6" draw:layer="layout" svg:width="25cm" svg:height="13.18cm" svg:x="0cm" svg:y="4.5cm" presentation:class="outline" presentation:user-transformed="true">
          <draw:text-box>
            <text:list text:style-name="L2">
              <text:list-item>
                <text:p>Ressources : 15 jours de développement pur, incluant lla montée en compétence sur le framework graphique ZK</text:p>
              </text:list-item>
              <text:list-item>
                <text:p>Scope fonctionnel :</text:p>
                <text:list>
                  <text:list-item>
                    <text:p>Absences : visu soldes et saisie par l'agent</text:p>
                  </text:list-item>
                  <text:list-item>
                    <text:p>Mon profil : 100%</text:p>
                  </text:list-item>
                  <text:list-item>
                    <text:p>Mon équipe (pour les chefs) : hiérarchie des agents, </text:p>
                  </text:list-item>
                </text:list>
              </text:list-item>
              <text:list-item>
                <text:p>Objectif : enterriner les concepts de faisabilité, valider les coûts et la complexité, disposer d'un produit exploi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7" draw:layer="layout" svg:width="27cm" svg:height="14cm" svg:x="0.5cm" svg:y="3.5cm" presentation:class="title">
          <draw:text-box>
            <text:p>Résultats.</text:p>
          </draw:text-box>
        </draw:frame>
        <draw:frame presentation:style-name="pr8" draw:text-style-name="P4" draw:layer="layout" svg:width="27cm" svg:height="12.18cm" svg:x="0.5cm" svg:y="20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4" draw:layer="layout" svg:width="25cm" svg:height="3cm" svg:x="0.5cm" svg:y="0cm" presentation:class="title" presentation:user-transformed="true">
          <draw:text-box>
            <text:p>Premières impressions</text:p>
          </draw:text-box>
        </draw:frame>
        <draw:frame presentation:style-name="pr16" draw:layer="layout" svg:width="25cm" svg:height="4.701cm" svg:x="0cm" svg:y="4.5cm" presentation:class="outline" presentation:user-transformed="true">
          <draw:text-box>
            <text:list text:style-name="L2">
              <text:list-item>
                <text:p>“On est autonomes !”</text:p>
              </text:list-item>
              <text:list-item>
                <text:p>“Oui, on peut le faire”</text:p>
              </text:list-item>
              <text:list-item>
                <text:p>“C'est motivant d'avoir la main globalement”</text:p>
              </text:list-item>
              <text:list-item>
                <text:p>“J'ai envie d'être sur ce projet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_32_008-09-13-midtown-background-02-c" draw:display-name="2008-09-13-midtown-background-02-c" xlink:href="Pictures/10000000000004000000030089FEE9B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okyo-midtown-2-background" style:family="presentation">
      <style:graphic-properties draw:stroke="none" draw:fill="bitmap" draw:fill-image-name="_32_008-09-13-midtown-background-02-a" style:repeat="stretch"/>
    </style:style>
    <style:style style:name="tokyo-midtown-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okyo-midtown-2-notes" style:family="presentation">
      <style:graphic-properties draw:stroke="none" draw:fill="none">
        <text:list-style style:name="tokyo-midtown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okyo-midtown-2-outline1" style:family="presentation">
      <style:graphic-properties draw:stroke="none" draw:fill="none">
        <text:list-style style:name="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outline2" style:family="presentation" style:parent-style-name="tokyo-midtown-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tokyo-midtown-2-outline3" style:family="presentation" style:parent-style-name="tokyo-midtown-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tokyo-midtown-2-outline4" style:family="presentation" style:parent-style-name="tokyo-midtown-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okyo-midtown-2-outline5" style:family="presentation" style:parent-style-name="tokyo-midtown-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okyo-midtown-2-outline6" style:family="presentation" style:parent-style-name="tokyo-midtown-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okyo-midtown-2-outline7" style:family="presentation" style:parent-style-name="tokyo-midtown-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okyo-midtown-2-outline8" style:family="presentation" style:parent-style-name="tokyo-midtown-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okyo-midtown-2-outline9" style:family="presentation" style:parent-style-name="tokyo-midtown-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okyo-midtown-2-subtitle" style:family="presentation">
      <style:graphic-properties draw:stroke="none" draw:fill="none" draw:textarea-vertical-align="middle">
        <text:list-style style:name="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title" style:family="presentation">
      <style:graphic-properties draw:stroke="none" draw:fill="none" draw:textarea-vertical-align="middle">
        <text:list-style style:name="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1pt 1pt" style:text-underline-style="none" fo:font-weight="bold" style:font-family-asian="SimHei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_32_008-09-13-midtown-background-02-c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_32_008-09-13-midtown-background-02-c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8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e6e6ff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6.799999237060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_32_008-09-13-midtown-background-02-c" draw:fill-image-width="0cm" draw:fill-image-height="0cm" style:repeat="stretch"/>
    </style:style>
    <style:style style:name="Mdp4" style:family="drawing-page">
      <style:drawing-page-properties draw:background-size="border" draw:fill="bitmap" draw:fill-image-name="_32_008-09-13-midtown-background-02-c" style:repeat="stretch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22cm"/>
    </style:style>
    <style:style style:name="Mpr1" style:family="presentation" style:parent-style-name="tokyo-midtown-2-title">
      <style:graphic-properties draw:fill-color="#ffffff" draw:auto-grow-height="false" fo:min-height="3.507cm"/>
    </style:style>
    <style:style style:name="Mpr2" style:family="presentation" style:parent-style-name="tokyo-midtown-2-outline1">
      <style:graphic-properties draw:fill-color="#ffffff" draw:auto-grow-height="false" fo:min-height="13.86cm"/>
    </style:style>
    <style:style style:name="Mpr3" style:family="presentation" style:parent-style-name="tokyo-midtown-2-backgroundobjects">
      <style:graphic-properties draw:stroke="none" draw:fill="none" draw:fill-color="#ffffff" draw:auto-grow-height="false" fo:min-height="1.449cm"/>
    </style:style>
    <style:style style:name="Mpr4" style:family="presentation" style:parent-style-name="tokyo-midtown-2-backgroundobjects">
      <style:graphic-properties draw:stroke="none" draw:fill="none" draw:fill-color="#ffffff" draw:auto-grow-height="false" fo:min-height="1.485cm"/>
    </style:style>
    <style:style style:name="Mpr5" style:family="presentation" style:parent-style-name="tokyo-midtown-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false" fo:min-height="3.507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margin-top="0cm" fo:margin-bottom="0.6cm" fo:text-align="end" fo:text-indent="0cm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margin-top="0cm" fo:margin-bottom="0.6cm" fo:text-align="end" fo:text-indent="0cm"/>
      <style:text-properties fo:color="#ffffff" fo:font-family="Arial" style:font-style-name="標準" style:font-family-generic="swiss" style:font-pitch="variable" fo:font-size="24pt" fo:text-shadow="none" style:font-family-asian="SimHei" style:font-style-name-asian="標準" style:font-family-generic-asian="script" style:font-pitch-asian="fixed" style:font-size-asian="24pt" style:font-size-complex="18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fo:font-family="Arial" style:font-style-name="標準" style:font-family-generic="swiss" style:font-pitch="variable" fo:font-size="24pt" fo:text-shadow="1pt 1pt" fo:font-weight="bold" style:font-family-asian="SimHei" style:font-style-name-asian="標準" style:font-family-generic-asian="script" style:font-pitch-asian="fixed" style:font-size-asian="24pt" style:font-weight-asian="bold" style:font-size-complex="18pt"/>
    </style:style>
    <style:style style:name="MT4" style:family="text">
      <style:text-properties fo:color="#ffffff" fo:font-family="Arial" style:font-style-name="標準" style:font-family-generic="swiss" style:font-pitch="variable" fo:font-size="20pt" fo:text-shadow="1pt 1pt" style:font-family-asian="SimHei" style:font-style-name-asian="標準" style:font-family-generic-asian="script" style:font-pitch-asian="fixed" style:font-size-asian="20pt" style:font-size-complex="18pt"/>
    </style:style>
    <style:style style:name="MT5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6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okyo-midtown-2" style:page-layout-name="PM1" draw:style-name="Mdp1">
      <draw:frame presentation:style-name="Mpr1" draw:text-style-name="MP3" draw:layer="backgroundobjects" svg:width="25cm" svg:height="3cm" svg:x="0.5cm" svg:y="3.5cm" presentation:class="title">
        <draw:text-box>
          <text:p text:style-name="MP3">請按一下鼠標，編輯標題文的格式。</text:p>
        </draw:text-box>
      </draw:frame>
      <draw:frame presentation:style-name="Mpr2" draw:text-style-name="MP4" draw:layer="backgroundobjects" svg:width="25cm" svg:height="3cm" svg:x="0.5cm" svg:y="6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14cm" svg:height="3.369cm" svg:x="13cm" svg:y="14cm">
        <draw:text-box>
          <text:p text:style-name="MP6"><text:span text:style-name="MT3">SALES Adrien</text:span></text:p>
          <text:p text:style-name="MP7"><text:span text:style-name="MT4">DSI, Ville de Nouméa</text:span></text:p>
          <text:p text:style-name="MP7"><text:span text:style-name="MT4">Service Etudes &amp; Développements</text:span></text:p>
        </draw:text-box>
      </draw:frame>
      <presentation:notes style:page-layout-name="PM2">
        <draw:page-thumbnail presentation:style-name="tokyo-midtown-2-title" draw:layer="backgroundobjects" svg:width="14.848cm" svg:height="11.136cm" svg:x="3.075cm" svg:y="2.257cm" presentation:class="page"/>
        <draw:frame presentation:style-name="tokyo-midtown-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Mpr6" draw:text-style-name="MP3" draw:layer="backgroundobjects" svg:width="27cm" svg:height="14cm" svg:x="0.5cm" svg:y="3.5cm" presentation:class="title">
        <draw:text-box>
          <text:p text:style-name="MP3">請按一下鼠標，編輯標題文的格式。</text:p>
        </draw:text-box>
      </draw:frame>
      <draw:frame presentation:style-name="Standard-outline1" draw:layer="backgroundobjects" svg:width="27cm" svg:height="12.18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5"><presentation:date-time/></text:span></text:p>
        </draw:text-box>
      </draw:frame>
      <draw:frame presentation:style-name="Mpr7" draw:text-style-name="MP5" draw:layer="backgroundobjects" svg:width="8.88cm" svg:height="1cm" svg:x="9.58cm" svg:y="20cm" presentation:class="footer">
        <draw:text-box>
          <text:p text:style-name="MP5"><text:span text:style-name="MT6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draw:frame presentation:style-name="Standard_20_1-title" draw:layer="backgroundobjects" svg:width="27cm" svg:height="14cm" svg:x="0.5cm" svg:y="3.5cm" presentation:class="title" presentation:placeholder="true">
        <draw:text-box/>
      </draw:frame>
      <draw:frame presentation:style-name="Standard_20_1-outline1" draw:layer="backgroundobjects" svg:width="27cm" svg:height="12.18cm" svg:x="0.5cm" svg:y="20cm" presentation:class="outline" presentation:placeholder="true">
        <draw:text-box/>
      </draw:frame>
      <draw:frame presentation:style-name="Mpr10" draw:text-style-name="MP9" draw:layer="backgroundobjects" svg:width="9.08cm" svg:height="1cm" svg:x="0.5cm" svg:y="20cm" presentation:class="date-time">
        <draw:text-box>
          <text:p text:style-name="MP9"><text:span text:style-name="MT5"><presentation:date-time/></text:span></text:p>
        </draw:text-box>
      </draw:frame>
      <draw:frame presentation:style-name="Mpr10" draw:text-style-name="MP10" draw:layer="backgroundobjects" svg:width="8.88cm" svg:height="1cm" svg:x="9.58cm" svg:y="20cm" presentation:class="footer">
        <draw:text-box>
          <text:p text:style-name="MP10"><text:span text:style-name="MT6"><presentation:footer/></text:span></text:p>
        </draw:text-box>
      </draw:frame>
      <draw:frame presentation:style-name="Mpr10" draw:text-style-name="MP11" draw:layer="backgroundobjects" svg:width="6.52cm" svg:height="1cm" svg:x="20.98cm" svg:y="20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9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1" draw:text-style-name="MP11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12" draw:text-style-name="MP11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draw:frame presentation:style-name="Mpr13" draw:text-style-name="MP3" draw:layer="backgroundobjects" svg:width="27cm" svg:height="2cm" svg:x="0.5cm" svg:y="0.5cm" presentation:class="title">
        <draw:text-box>
          <text:p text:style-name="MP3">請按一下鼠標，編輯標題文的格式。</text:p>
        </draw:text-box>
      </draw:frame>
      <draw:frame presentation:style-name="Mpr14" draw:text-style-name="MP4" draw:layer="backgroundobjects" svg:width="27cm" svg:height="14cm" svg:x="0.5cm" svg:y="3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8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18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8" draw:text-style-name="MP11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3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9" draw:text-style-name="MP9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9" draw:text-style-name="MP11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0" draw:text-style-name="MP9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20" draw:text-style-name="MP11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title>Vers un Kiosque RH en J2EE</dc:title>
    <meta:creation-date>2014-09-11T13:27:22</meta:creation-date>
    <meta:editing-cycles>56</meta:editing-cycles>
    <meta:editing-duration>PT1H53M35S</meta:editing-duration>
    <meta:initial-creator>Adrien SALES</meta:initial-creator>
    <dc:date>2014-09-11T15:33:28</dc:date>
    <dc:creator>Adrien SALES</dc:creator>
    <meta:keyword>SIRH Kiosque J2EE</meta:keyword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